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Times New Roman"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variant="normal" fo:text-transform="none" fo:letter-spacing="normal" fo:language="ru" fo:country="RU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головок: Проверка отображения анкеты вцелом</text:p>
      <text:p text:style-name="P1">Предусловие: Пользователь на странице <text:span text:style-name="T1">moscow-job</text:span></text:p>
      <text:p text:style-name="P1">Шаги: Выполнение перехода к форме заполнения анкеты</text:p>
      <text:p text:style-name="P1">Результат: (Форма заполнения отображается) <text:span text:style-name="T1">&amp; (</text:span><text:span text:style-name="T2">отображается нужное количество полей заполнения, равное шести</text:span><text:span text:style-name="T1">) &amp; </text:span><text:span text:style-name="T2">(отображается кнопка «отправить»)</text:span></text:p>
      <text:p text:style-name="P1"/>
      <text:p text:style-name="P1">Заголовок: Проверка наглядного отображения анкеты</text:p>
      <text:p text:style-name="P1">Предусловие: Пользователь на странице <text:span text:style-name="T1">moscow-job</text:span></text:p>
      <text:p text:style-name="P1">Шаги: Выполнение перехода к форме заполнения анкеты</text:p>
      <text:p text:style-name="P1">Результат:<text:span text:style-name="T1"> </text:span><text:span text:style-name="T2">(никакие поля заполнения не пересекаются между собой) </text:span><text:span text:style-name="T1">&amp; </text:span><text:span text:style-name="T2">(никакие поля заполнения не пересекаются с кнопкой «отправить»)</text:span></text:p>
      <text:p text:style-name="P1"><text:span text:style-name="T2"/></text:p>
      <text:p text:style-name="P1">Заголовок: Проверка заполняемости анкеты</text:p>
      <text:p text:style-name="P1">Предусловие: Пользователь на <text:span text:style-name="T1">форме заполнения анкеты</text:span></text:p>
      <text:p text:style-name="P1">Шаги: Кликанье курсором по полям</text:p>
      <text:p text:style-name="P1"><text:span text:style-name="T2">Результат:</text:span><text:span text:style-name="T1"> </text:span><text:span text:style-name="T2">(В текстовых полях появляется текстовый курсор) </text:span><text:span text:style-name="T1">&amp;</text:span><text:span text:style-name="T2">(в поле соглашения появляется галочка)</text:span></text:p>
      <text:p text:style-name="P1"><text:span text:style-name="T2"/></text:p>
      <text:p text:style-name="P1">Заголовок: Проверка заполненой анкеты</text:p>
      <text:p text:style-name="P1">Предусловие: <text:span text:style-name="T1">Выполнен переход к форме заполнения анкеты</text:span></text:p>
      <text:p text:style-name="P1">Шаги: Анкета полностью заполняется корректно </text:p>
      <text:p text:style-name="P1"><text:span text:style-name="T2">Результат: кнопка «отправить» нажимается</text:span></text:p>
      <text:p text:style-name="P1"><text:span text:style-name="T2"/></text:p>
      <text:p text:style-name="P1">Заголовок: Проверка не полностью заполненой анкеты</text:p>
      <text:p text:style-name="P1">Предусловие: <text:span text:style-name="T1">Выполнен переход к форме заполнения анкеты</text:span></text:p>
      <text:p text:style-name="P1">Шаги: Анкета заполняется частично</text:p>
      <text:p text:style-name="P1"><text:span text:style-name="T2">Результат: кнопка «отправить» не нажимается</text:span></text:p>
      <text:p text:style-name="P1"><text:span text:style-name="T2"/></text:p>
      <text:p text:style-name="P1">Заголовок: Проверка не корректно заполненой анкеты</text:p>
      <text:p text:style-name="P1">Предусловие: <text:span text:style-name="T1">Выполнен переход к форме заполнения анкеты</text:span></text:p>
      <text:p text:style-name="P1">Шаги: Анкета заполненяется полностью, некорректно в некоторых полях</text:p>
      <text:p text:style-name="P1"><text:span text:style-name="T2">Результат: кнопка «отправить» не нажимается</text:span></text:p>
      <text:p text:style-name="P1"><text:span text:style-name="T2"/></text:p>
      <text:p text:style-name="P1">Заголовок: Проверка заметного вида кнопки «отправить»</text:p>
      <text:p text:style-name="P1">Предусловие: Пользователь на странице <text:span text:style-name="T1">moscow-job</text:span></text:p>
      <text:p text:style-name="P1"><text:span text:style-name="T2">Шаги: Выполнение перехода к форме заполнения анкеты</text:span></text:p>
      <text:p text:style-name="P1"><text:span text:style-name="T2">Результат: </text:span><text:span text:style-name="T3">Кнопка «отправить» выделена прямоугольником желтого цвет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24T01:36:33.98</meta:creation-date>
    <meta:generator>OpenOffice/4.1.1$Win32 OpenOffice.org_project/411m6$Build-9775</meta:generator>
    <dc:date>2018-09-24T02:22:15.79</dc:date>
    <meta:editing-duration>PT45M42S</meta:editing-duration>
    <meta:editing-cycles>2</meta:editing-cycles>
    <meta:document-statistic meta:table-count="0" meta:image-count="0" meta:object-count="0" meta:page-count="1" meta:paragraph-count="28" meta:word-count="187" meta:character-count="1581"/>
  </office:meta>
</office:document-meta>
</file>